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ableRow33" style:family="table-row">
      <style:table-row-properties style:min-row-height="0.4951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ableRow51" style:family="table-row">
      <style:table-row-properties style:min-row-height="0.4743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ru" fo:country="RU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ru" fo:country="RU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Row83" style:family="table-row">
      <style:table-row-properties style:min-row-height="0.7166in"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P13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Дмираков Константин Геннадьевич</text:span>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возможность использовать метод из родительского класса и<text:s/>использовать свою реализацию этого метода в дочернем классе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Анонимные, абстрактные, финальные, вложенные, обобщённые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<text:span text:style-name="T28">Модификатор final может быть применён к полям, классам, ме</text:span><text:span text:style-name="T29">тодам. Если поле имеет модификатор<text:s/></text:span>final<text:span text:style-name="T30">, то значение поля после инициализации нельзя будет изменить. Метод с<text:s/></text:span>final<text:span text:style-name="T31"><text:s/>нельзя переопределить, класс с<text:s/></text:span>final<text:span text:style-name="T32">, то нельзя создать наследников этого класса. <text:s/></text:span></text:p>
          </table:table-cell>
        </table:table-row>
        <table:table-row table:style-name="TableRow33">
          <table:table-cell table:style-name="TableCell34">
            <text:p text:style-name="TableContents"><text:span text:style-name="T35">Какие есть варианты использования ключевого слова<text:s/></text:span>try<text:span text:style-name="T36">?</text:span></text:p>
          </table:table-cell>
          <table:table-cell table:style-name="TableCell37">
            <text:p text:style-name="TableContents">try<text:span text:style-name="T38"><text:s/>используется для обработки исключений, совместный блок<text:s/></text:span>try<text:span text:style-name="T39"><text:s/></text:span>and<text:span text:style-name="T40"><text:s/></text:span>catch<text:span text:style-name="T41">.</text:span></text:p>
          </table:table-cell>
        </table:table-row>
        <table:table-row table:style-name="TableRow42">
          <table:table-cell table:style-name="TableCell43">
            <text:p text:style-name="TableContents"><text:span text:style-name="T44">Какие есть стандартные реализации интерфейса<text:s/></text:span>List<text:span text:style-name="T45"><text:s/>и в каких ситуациях их нужно использовать?</text:span></text:p>
          </table:table-cell>
          <table:table-cell table:style-name="TableCell46">
            <text:p text:style-name="TableContents">ArrayList<text:span text:style-name="T47"><text:s/>– динамический список. Используется если нужен быстрый доступ по<text:s/></text:span><text:span text:style-name="T48">индексу и быстрый перебор элементов;</text:span></text:p>
            <text:p text:style-name="TableContents">LinkedList<text:span text:style-name="T49"><text:s/>– связанный список, хранит ссылки на предыдущий и последующий элемент. Доступ не такой быстрый как у<text:s/></text:span>ArrayList<text:span text:style-name="T50">, но позволяет эффективно вставлять и удалять элементы из начала и конца списка.</text:span></text:p>
          </table:table-cell>
        </table:table-row>
        <table:table-row table:style-name="TableRow51">
          <table:table-cell table:style-name="TableCell52">
            <text:p text:style-name="P53">В чём основная идея стримов из пакета java.util.stream?</text:p>
          </table:table-cell>
          <table:table-cell table:style-name="TableCell54">
            <text:p text:style-name="P55">Позволяет в функциональном стиле решать задачи с коллекциями, т.е. упрощение синтаксиса кода.</text:p>
          </table:table-cell>
        </table:table-row>
        <table:table-row table:style-name="TableRow56">
          <table:table-cell table:style-name="TableCell57" table:number-columns-spanned="2">
            <text:p text:style-name="P58">Разное</text:p>
          </table:table-cell>
          <table:covered-table-cell/>
        </table:table-row>
        <table:table-row table:style-name="TableRow59">
          <table:table-cell table:style-name="TableCell60">
            <text:p text:style-name="P61">Каким критериям должна удовлетворять «хорошая» хэш-функция?</text:p>
          </table:table-cell>
          <table:table-cell table:style-name="TableCell62">
            <text:p text:style-name="P63">Хеш функция должна обеспечивать быстроту<text:s/>вычислений, а также предотвращать дублирования выходных значений.</text:p>
          </table:table-cell>
        </table:table-row>
        <table:table-row table:style-name="TableRow64">
          <table:table-cell table:style-name="TableCell65">
            <text:p text:style-name="TableContents"><text:span text:style-name="T66">В чём причина популярности и широкого распространения кодировки<text:s/></text:span>UTF<text:span text:style-name="T67">-8?</text:span></text:p>
          </table:table-cell>
          <table:table-cell table:style-name="TableCell68">
            <text:p text:style-name="P69">UTF-8 даёт возможность работать с несколькими языками, позволяет также отказаться от использования кодовых<text:s/>таблиц и множества кодировок для одного и того же языка. Также эффективна при кодировании простых операций с битами.<text:s/></text:p>
          </table:table-cell>
        </table:table-row>
        <table:table-row table:style-name="TableRow70">
          <table:table-cell table:style-name="TableCell71">
            <text:p text:style-name="TableContents"><text:span text:style-name="T72">Сравните форматы<text:s/></text:span>XML<text:span text:style-name="T73"><text:s/>и<text:s/></text:span>JSON<text:span text:style-name="T74">. Когда какой использовать?</text:span></text:p>
          </table:table-cell>
          <table:table-cell table:style-name="TableCell75">
            <text:p text:style-name="TableContents"><text:span text:style-name="T76">XML - это язык разметки, JSON - текстовый формат обмена данными. Если проекту треб</text:span><text:span text:style-name="T77">уется разметка документа и информация мета данных, то лучше использовать<text:s/></text:span>XML<text:span text:style-name="T78">, широко используется в сфере услуг (банковские услугах, онлайн магазины и т.д.), а также если нужно создать интерактивные веб страницы. Для более оперативного и простого обмена да</text:span><text:span text:style-name="T79">нными использовать<text:s/></text:span>JSON<text:span text:style-name="T80">, т.е. если веб сервису нужно<text:s/></text:span><text:soft-page-break/><text:span text:style-name="T81">обрабатывать много данных, то<text:s/></text:span>JSON<text:span text:style-name="T82"><text:s/>оптимальный вариант, оптимален для баз данных.</text:span></text:p>
          </table:table-cell>
        </table:table-row>
        <text:soft-page-break/>
        <table:table-row table:style-name="TableRow83">
          <table:table-cell table:style-name="TableCell84">
            <text:p text:style-name="TableContents"><text:span text:style-name="T85">Опишите что будет происходить «под капотом» после ввода адреса сайта в браузере и нажатия<text:s/></text:span>Enter<text:span text:style-name="T86">?</text:span></text:p>
          </table:table-cell>
          <table:table-cell table:style-name="TableCell87">
            <text:p text:style-name="TableContents"><text:span text:style-name="T88">Браузер берёт<text:s/></text:span>host<text:span text:style-name="T89"><text:s/></text:span><text:span text:style-name="T90">и обращается<text:s/></text:span><text:span text:style-name="T91">к<text:s/></text:span>DNS<text:span text:style-name="T92"><text:s/>для получения<text:s/></text:span>IP<text:span text:style-name="T93"><text:s/>а</text:span><text:span text:style-name="T94">д</text:span><text:span text:style-name="T95">реса</text:span><text:span text:style-name="T96"><text:s/>ве</text:span><text:span text:style-name="T97">б</text:span><text:span text:style-name="T98"><text:s/>сервера (в том случае если ранее<text:s/></text:span><text:span text:style-name="T99">данный</text:span><text:span text:style-name="T100"><text:s/>запрос не<text:s/></text:span><text:span text:style-name="T101">выполнялся</text:span><text:span text:style-name="T102">, если ранее<text:s/></text:span><text:span text:style-name="T103">выполнялся</text:span><text:span text:style-name="T104"><text:s/>данный запрос</text:span><text:span text:style-name="T105">,</text:span><text:span text:style-name="T106"><text:s/>то данные берутся из локального кеша)</text:span><text:span text:style-name="T107">,<text:s/></text:span><text:span text:style-name="T108">по<text:s/></text:span><text:span text:style-name="T109">IP</text:span><text:span text:style-name="T110"><text:s/></text:span><text:span text:style-name="T111">адресу устанавливается<text:s/></text:span><text:span text:style-name="T112">TCP</text:span><text:span text:style-name="T113"><text:s/></text:span><text:span text:style-name="T114">соединение (доверенное соединение на основе сертификатов) далее формируется</text:span><text:span text:style-name="T115"><text:s/>и</text:span><text:span text:style-name="T116"><text:s/></text:span><text:span text:style-name="T117">отправляется</text:span><text:span text:style-name="T118"><text:s/></text:span><text:span text:style-name="T119">HTTP</text:span><text:span text:style-name="T120"><text:s/></text:span><text:span text:style-name="T121">заголовок</text:span><text:span text:style-name="T122">,</text:span><text:span text:style-name="T123"><text:s/>где указывается имя<text:s/></text:span><text:span text:style-name="T124">host</text:span><text:span text:style-name="T125">,<text:s/></text:span><text:span text:style-name="T126">получаем<text:s/></text:span><text:span text:style-name="T127">в<text:s/></text:span><text:span text:style-name="T128">ответ<text:s/></text:span><text:span text:style-name="T129">HTML<text:s/></text:span><text:span text:style-name="T130">файл, браузер<text:s/></text:span><text:span text:style-name="T131">анализирует<text:s/></text:span>HTML<text:span text:style-name="T132"> <text:s/></text:span><text:span text:style-name="T133">файл и строит дерево DOM,<text:s/></text:span><text:span text:style-name="T134">подгружаются файлы<text:s/></text:span>css<text:span text:style-name="T135"><text:s/>и<text:s/></text:span>js<text:span text:style-name="T136">,<text:s/></text:span><text:span text:style-name="T137">выполняется парсинг (в несколько проходов) и далее формируется отображение веб страницы пользователю.</text:span>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онстантин Дмитраков</dc:creator>
    <meta:creation-date>2017-10-20T23:40:00Z</meta:creation-date>
    <dc:date>2021-08-04T14:45:00Z</dc:date>
    <meta:template xlink:href="Normal" xlink:type="simple"/>
    <meta:editing-cycles>18</meta:editing-cycles>
    <meta:editing-duration>PT14640S</meta:editing-duration>
    <meta:document-statistic meta:page-count="2" meta:paragraph-count="6" meta:word-count="455" meta:character-count="3045" meta:row-count="21" meta:non-whitespace-character-count="2596"/>
  </office:meta>
</office:document-meta>
</file>